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763cm" fo:min-width="0.421cm" fo:padding-top="0.13cm" fo:padding-bottom="0.13cm" fo:padding-left="0.25cm" fo:padding-right="0.25cm" fo:wrap-option="no-wrap" draw:shadow="hidden" draw:shadow-offset-x="0cm" draw:shadow-offset-y="0cm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fo:min-height="0.763cm" fo:min-width="0.421cm" fo:padding-top="0.13cm" fo:padding-bottom="0.13cm" fo:padding-left="0.25cm" fo:padding-right="0.25cm" fo:wrap-option="no-wrap" draw:shadow="hidden" draw:shadow-offset-x="0cm" draw:shadow-offset-y="0cm"/>
    </style:style>
    <style:style style:name="P1" style:family="paragraph">
      <style:paragraph-properties fo:margin-left="0cm" fo:margin-right="0cm" fo:line-height="100%" fo:text-align="center" fo:text-indent="0cm"/>
      <style:text-properties style:use-window-font-color="true" fo:font-family="Helvetica" style:font-style-name="Regular" style:font-family-generic="swiss" style:font-pitch="variable" fo:font-size="14pt" style:font-size-asian="18pt" style:font-size-complex="18pt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style:use-window-font-color="true" fo:font-family="Helvetica" style:font-style-name="Regular" style:font-family-generic="swiss" style:font-pitch="variable" fo:font-size="14pt" style:font-size-asian="18pt" style:font-size-complex="18pt"/>
    </style:style>
    <style:style style:name="P3" style:family="paragraph">
      <style:paragraph-properties fo:margin-left="0cm" fo:margin-right="0cm" fo:line-height="100%" fo:text-indent="0cm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4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T1" style:family="text">
      <style:text-properties style:use-window-font-color="true" style:font-family-asian="'Helvetica LT Std Light'" style:font-pitch-asian="variable" style:font-family-complex="'Helvetica LT Std Light'" style:font-pitch-complex="variable"/>
    </style:style>
    <style:style style:name="T2" style:family="text">
      <style:text-properties fo:color="#3c4b5e" style:font-family-asian="'Helvetica LT Std Light'" style:font-pitch-asian="variable" style:font-family-complex="'Helvetica LT Std Light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 draw:name="Group 32">
          <draw:custom-shape draw:name="Rectangle 6" draw:style-name="gr1" draw:text-style-name="P2" draw:layer="layout" svg:width="3.083cm" svg:height="1.608cm" svg:x="0.112cm" svg:y="0.116cm">
            <text:p text:style-name="P1"><text:span text:style-name="T1">lib 2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1" draw:text-style-name="P2" draw:layer="layout" svg:width="3.083cm" svg:height="1.047cm" svg:x="0.112cm" svg:y="2.379cm">
            <text:p text:style-name="P1"><text:span text:style-name="T1">lib 1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1" draw:text-style-name="P2" draw:layer="layout" svg:width="3.083cm" svg:height="1.608cm" svg:x="4.235cm" svg:y="0.114cm">
            <text:p text:style-name="P1"><text:span text:style-name="T1">lib 2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1" draw:text-style-name="P2" draw:layer="layout" svg:width="3.083cm" svg:height="1.047cm" svg:x="4.235cm" svg:y="2.376cm">
            <text:p text:style-name="P1"><text:span text:style-name="T1">lib 1</text:span></text:p>
            <draw:enhanced-geometry svg:viewBox="0 0 21600 21600" draw:type="rectangle" draw:enhanced-path="M 0 0 L 21600 0 21600 21600 0 21600 0 0 Z N"/>
          </draw:custom-shape>
          <draw:custom-shape draw:name="TextBox 1" draw:style-name="gr2" draw:text-style-name="P4" draw:layer="layout" svg:width="0.921cm" svg:height="1.023cm" svg:x="3.256cm" svg:y="0.378cm">
            <text:p text:style-name="P3"><text:span text:style-name="T2">=</text:span></text:p>
            <draw:enhanced-geometry svg:viewBox="0 0 21600 21600" draw:type="mso-spt202" draw:enhanced-path="M 0 0 L 21600 0 21600 21600 0 21600 0 0 Z N"/>
          </draw:custom-shape>
          <draw:custom-shape draw:name="TextBox 12" draw:style-name="gr3" draw:text-style-name="P4" draw:layer="layout" svg:width="0.921cm" svg:height="1.023cm" svg:x="3.254cm" svg:y="2.34cm">
            <text:p text:style-name="P3"><text:span text:style-name="T2">=</text:span></text:p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66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6:06:47</meta:creation-date>
    <dc:date>2015-05-03T00:28:54</dc:date>
    <meta:editing-duration>PT00H03M26S</meta:editing-duration>
    <meta:editing-cycles>2</meta:editing-cycles>
    <meta:generator>NeoOffice/3.4.1$Unix OpenOffice.org_project/Patch 14</meta:generator>
    <meta:document-statistic meta:object-count="7"/>
  </office:meta>
</office:document-meta>
</file>